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271" officeooo:paragraph-rsid="001fd271"/>
    </style:style>
    <style:style style:name="P2" style:family="paragraph" style:parent-style-name="Standard">
      <style:paragraph-properties fo:text-align="center" style:justify-single-word="false"/>
      <style:text-properties officeooo:rsid="001fd271" officeooo:paragraph-rsid="001fd271"/>
    </style:style>
    <style:style style:name="P3" style:family="paragraph" style:parent-style-name="Standard">
      <style:text-properties officeooo:rsid="00249f58" officeooo:paragraph-rsid="00249f58"/>
    </style:style>
    <style:style style:name="P4" style:family="paragraph" style:parent-style-name="Standard">
      <style:text-properties officeooo:paragraph-rsid="00249f58"/>
    </style:style>
    <style:style style:name="P5" style:family="paragraph" style:parent-style-name="Text_20_body" style:list-style-name="L1">
      <style:text-properties officeooo:paragraph-rsid="0022cdbd"/>
    </style:style>
    <style:style style:name="P6" style:family="paragraph" style:parent-style-name="Text_20_body">
      <style:text-properties officeooo:paragraph-rsid="0022cdbd"/>
    </style:style>
    <style:style style:name="P7" style:family="paragraph" style:parent-style-name="Text_20_body">
      <style:text-properties officeooo:paragraph-rsid="00277d0b"/>
    </style:style>
    <style:style style:name="P8" style:family="paragraph" style:parent-style-name="Text_20_body" style:list-style-name="L1">
      <style:text-properties officeooo:rsid="00290eae" officeooo:paragraph-rsid="00290eae"/>
    </style:style>
    <style:style style:name="P9" style:family="paragraph" style:parent-style-name="Text_20_body" style:list-style-name="L1">
      <style:text-properties officeooo:rsid="002b0488" officeooo:paragraph-rsid="002b0488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officeooo:paragraph-rsid="0022cdbd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22cdbd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249f58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officeooo:rsid="00249f58" officeooo:paragraph-rsid="00249f58"/>
    </style:style>
    <style:style style:name="T1" style:family="text">
      <style:text-properties officeooo:rsid="0022cdbd"/>
    </style:style>
    <style:style style:name="T2" style:family="text">
      <style:text-properties officeooo:rsid="00249f58"/>
    </style:style>
    <style:style style:name="T3" style:family="text">
      <style:text-properties officeooo:rsid="0026687f"/>
    </style:style>
    <style:style style:name="T4" style:family="text">
      <style:text-properties officeooo:rsid="00277d0b"/>
    </style:style>
    <style:style style:name="T5" style:family="text">
      <style:text-properties officeooo:rsid="00290ea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RIOUS GAMING</text:p>
      <text:p text:style-name="P1"/>
      <text:p text:style-name="P1"/>
      <text:p text:style-name="P1"/>
      <text:p text:style-name="P1"><text:span text:style-name="T1">I </text:span>DEFINITION<text:line-break/><text:tab/></text:p>
      <text:p text:style-name="P1"><text:tab/><text:span text:style-name="T1">1</text:span>- concept de gamification <text:span text:style-name="T3">(=/ ludification, etc..)</text:span></text:p>
      <text:p text:style-name="P1"><text:tab/><text:span text:style-name="T1">2- bref résumé historique</text:span></text:p>
      <text:p text:style-name="P1"><text:tab/><text:tab/><text:span text:style-name="T2">comme bcp de domaines, s’est dvp par la guerre : les échecs, jeux de go</text:span></text:p>
      <text:p text:style-name="P1"><text:tab/><text:tab/><text:span text:style-name="T2">puis ensuite armée britannique / prussienne : Kriegspiel, jeux sérieux pensés pour <text:tab/><text:tab/>dvp les stratégies des officiers militaire</text:span></text:p>
      <text:p text:style-name="P1"><text:tab/><text:tab/></text:p>
      <text:p text:style-name="P1"><text:tab/><text:tab/><text:span text:style-name="T2">terme serious gaming apparut en 1970 Clark Abt</text:span></text:p>
      <text:p text:style-name="P1"><text:tab/><text:tab/><text:span text:style-name="T2">=&gt; ensuite il perd au fur et à mesure du dvp des jeux informatisé son sens lié aux <text:tab/><text:tab/>simple jeu pour définir maintenant les jeux sérieux informatisés.</text:span></text:p>
      <text:p text:style-name="P1"><text:tab/><text:tab/></text:p>
      <text:p text:style-name="P1"><text:tab/><text:span text:style-name="T1">3</text:span>- c’est quoi le serious gaming ? ( pas seulement jeu vidéo à la base...)<text:line-break/><text:tab/><text:tab/>Pour qui ? ( public visé)</text:p>
      <text:p text:style-name="P1"><text:tab/><text:tab/>Pourquoi ? ( <text:s/>différents champs d’application )</text:p>
      <text:p text:style-name="P1"/>
      <text:p text:style-name="P1"><text:tab/><text:span text:style-name="T3">4- différents moyens ( jeux de rôle, puzzles ...) </text:span></text:p>
      <text:p text:style-name="P1"/>
      <text:p text:style-name="P3">II Application IRL</text:p>
      <text:p text:style-name="P4"><text:span text:style-name="T2"><text:tab/></text:span></text:p>
      <text:p text:style-name="P3"><text:s/><text:span text:style-name="T5">A la base, 5 classes (les 5 premières), mais avec le développement de nouvelles apparaissent </text:span></text:p>
      <text:p text:style-name="P3"/>
      <text:list xml:id="list4026042011" text:style-name="L1">
        <text:list-item>
          <text:p text:style-name="P12">ludo-éducatifs </text:p>
        </text:list-item>
      </text:list>
      <text:p text:style-name="P14"><text:tab/><text:span text:style-name="T2">plateformes éducatives (c</text:span><text:span text:style-name="T3">lass</text:span><text:span text:style-name="T2">craft…)</text:span></text:p>
      <text:p text:style-name="P14"/>
      <text:list xml:id="list135551758972028" text:continue-numbering="true" text:style-name="L1">
        <text:list-item>
          <text:p text:style-name="P12">Edumarket games ; </text:p>
        </text:list-item>
      </text:list>
      <text:p text:style-name="P13"/>
      <text:p text:style-name="P13"/>
      <text:list xml:id="list135553474596306" text:continue-numbering="true" text:style-name="L1">
        <text:list-item>
          <text:p text:style-name="P11">jeux engagés ; </text:p>
          <text:p text:style-name="P15">Darfur is Dying</text:p>
        </text:list-item>
      </text:list>
      <text:p text:style-name="P10"><text:tab/></text:p>
      <text:list xml:id="list135553135897113" text:continue-numbering="true" text:style-name="L1">
        <text:list-item>
          <text:p text:style-name="P5">jeux d’entraînement et simulation.</text:p>
        </text:list-item>
      </text:list>
      <text:p text:style-name="P7"><text:tab/><text:span text:style-name="T2">America’s Army </text:span><text:span text:style-name="T3">=&gt; propagande</text:span></text:p>
      <text:p text:style-name="P7"><text:tab/><text:span text:style-name="T4">Flight simulator (trouver exemple réél)</text:span></text:p>
      <text:p text:style-name="P6"/>
      <text:list xml:id="list135552623778638" text:continue-numbering="true" text:style-name="L1">
        <text:list-item>
          <text:p text:style-name="P5">jeux publicitaires ;</text:p>
          <text:p text:style-name="P5"/>
        </text:list-item>
        <text:list-item>
          <text:p text:style-name="P8">Recherche scientifique :</text:p>
          <text:p text:style-name="P8">Foldit (repliement des protéines)</text:p>
        </text:list-item>
        <text:list-item>
          <text:p text:style-name="P9">Bisou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7T11:12:45.912092067</meta:creation-date>
    <dc:date>2020-11-07T13:55:51.385555901</dc:date>
    <meta:editing-duration>PT1H40M43S</meta:editing-duration>
    <meta:editing-cycles>4</meta:editing-cycles>
    <meta:generator>LibreOffice/7.0.3.1$Linux_X86_64 LibreOffice_project/00$Build-1</meta:generator>
    <meta:document-statistic meta:table-count="0" meta:image-count="0" meta:object-count="0" meta:page-count="1" meta:paragraph-count="29" meta:word-count="182" meta:character-count="1127" meta:non-whitespace-character-count="939"/>
  </office:meta>
</office:document-meta>
</file>